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Footnote">
      <style:text-properties officeooo:paragraph-rsid="1020b286"/>
    </style:style>
    <style:style style:name="P82" style:family="paragraph" style:parent-style-name="Standard">
      <style:text-properties officeooo:paragraph-rsid="104d50c8"/>
    </style:style>
    <style:style style:name="P83" style:family="paragraph" style:parent-style-name="Standard">
      <style:text-properties officeooo:paragraph-rsid="105130c2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88" style:family="paragraph" style:parent-style-name="Standard" style:list-style-name="L1">
      <style:paragraph-properties fo:break-before="page"/>
      <style:text-properties officeooo:paragraph-rsid="0b0ddd8e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101" style:family="paragraph" style:parent-style-name="Standard">
      <style:paragraph-properties fo:text-align="center" style:justify-single-word="false"/>
      <style:text-properties officeooo:paragraph-rsid="0eb4913f"/>
    </style:style>
    <style:style style:name="P102" style:family="paragraph" style:parent-style-name="Standard">
      <style:paragraph-properties fo:text-align="center" style:justify-single-word="false"/>
      <style:text-properties officeooo:paragraph-rsid="1061ab03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officeooo:rsid="047da547"/>
    </style:style>
    <style:style style:name="T2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officeooo:rsid="0aace3cd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5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0" text:note-class="footnote"><text:note-citation>1</text:note-citation><text:note-body><text:p text:style-name="P79"><text:span text:style-name="T301">D</text:span><text:span text:style-name="T295">eze </text:span><text:span text:style-name="Strong_20_Emphasis"><text:span text:style-name="T304"><text:user-field-get text:name="Distro">Rocky Linux</text:user-field-get></text:span></text:span><text:span text:style-name="T297"><text:s/></text:span><text:span text:style-name="T305"><text:user-field-get text:name="Version">8.10</text:user-field-get></text:span><text:span text:style-name="T305"><text:s/>Desktop</text:span><text:span text:style-name="T295"> (codenaam </text:span><text:span text:style-name="T300">GreenObsidian</text:span><text:span text:style-name="T295">) van </text:span><text:span text:style-name="T303">mei</text:span><text:span text:style-name="T298"> </text:span><text:span text:style-name="Strong_20_Emphasis"><text:span text:style-name="T306"><text:user-field-get text:name="Releaseyear">2024</text:user-field-get></text:span></text:span><text:span text:style-name="T299"><text:s/></text:span><text:span text:style-name="T301">is een zogenaamde </text:span><text:span text:style-name="T295">LTS-</text:span><text:span text:style-name="T301">versie</text:span><text:span text:style-name="T295"> </text:span><text:span text:style-name="T301">(</text:span><text:span text:style-name="T295">staat voor Long-Term Support, </text:span><text:span text:style-name="T296">langetermijnondersteuning</text:span><text:span text:style-name="T301">)</text:span><text:span text:style-name="T296"> </text:span><text:span text:style-name="T302">en</text:span><text:span text:style-name="T299"> </text:span><text:span text:style-name="T295">wordt gedurende 5 jaar ondersteund tot </text:span><text:span text:style-name="T303">mei</text:span><text:span text:style-name="T295"> 202</text:span><text:span text:style-name="T300">9</text:span><text:span text:style-name="T295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32"> </text:span></text:span><text:span text:style-name="Strong_20_Emphasis"><text:span text:style-name="T233">tekstvak</text:span></text:span><text:span text:style-name="T16"> </text:span><text:span text:style-name="T19">in,</text:span><text:span text:style-name="T16"> </text:span><text:span text:style-name="T254">zie </text:span><text:span text:style-name="T288">[</text:span><text:span text:style-name="T254">toelichting</text:span><text:span text:style-name="T288">]</text:span><text:span text:style-name="T16">:</text:span></text:p>
      <text:p text:style-name="P2"><text:span text:style-name="Definition"><text:span text:style-name="T23">GEBRUIKER</text:span></text:span><text:span text:style-name="T262"><text:tab/><text:tab/></text:span><text:span text:style-name="T287"> <text:tab/><text:tab/></text:span><text:span text:style-name="T263"><draw:control text:anchor-type="as-char" svg:y="-0.4cm" draw:z-index="11" draw:name="Gebruiker 2" draw:style-name="gr2" draw:text-style-name="P105" svg:width="6.4cm" svg:height="0.6cm" draw:control="control10"><svg:title>Gebruiker</svg:title><svg:desc>Volledige naam, bijv. Jan Stek</svg:desc></draw:control></text:span><text:span text:style-name="T263"><text:tab/> <text:s text:c="2"/></text:span><text:span text:style-name="T264">[</text:span><text:span text:style-name="T265">N</text:span><text:span text:style-name="T257">aam, bijv. </text:span><text:span text:style-name="T258">J</text:span><text:span text:style-name="T285">a</text:span><text:span text:style-name="T258">n </text:span><text:span text:style-name="T285">Jansen</text:span><text:span text:style-name="T286">]</text:span></text:p>
      <text:p text:style-name="P78"><text:span text:style-name="Definition"><text:span text:style-name="T256">g</text:span></text:span><text:span text:style-name="Definition">ebruikersnaam</text:span><text:span text:style-name="Definition"><text:span text:style-name="T318"><text:tab/></text:span></text:span><text:span text:style-name="T255"><draw:control text:anchor-type="as-char" svg:y="-0.4cm" draw:z-index="12" draw:name="Gberuikersnaam 3" draw:style-name="gr2" draw:text-style-name="P105" svg:width="6.4cm" svg:height="0.6cm" draw:control="control11"><svg:title>Gebruikersnaam</svg:title><svg:desc>Korte naam, bijv. jan</svg:desc></draw:control></text:span><text:span text:style-name="T255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67"><text:tab/><text:tab/></text:span><draw:control text:anchor-type="as-char" svg:y="-0.4cm" draw:z-index="13" draw:name="Computernaam 1" draw:style-name="gr2" draw:text-style-name="P105" svg:width="6.4cm" svg:height="0.6cm" draw:control="control12"><svg:title>Computernaam</svg:title><svg:desc>Unieke naam van de computer</svg:desc></draw:control><text:tab/> <text:s text:c="2"/><text:span text:style-name="T272">[</text:span><text:span text:style-name="T273">N</text:span><text:span text:style-name="T268">aam van de compute</text:span><text:span text:style-name="T269">r, </text:span><text:span text:style-name="T270">bijv. </text:span><text:span text:style-name="T271">pc02</text:span><text:span text:style-name="T272">]</text:span></text:p>
      <text:p text:style-name="P2"><text:span text:style-name="Definition"><text:span text:style-name="T275">GEBRUIKER</text:span></text:span><text:span text:style-name="Definition"><text:span text:style-name="T279"><text:tab/></text:span></text:span><text:span text:style-name="T274"><text:tab/></text:span><text:span text:style-name="T287"> <text:tab/><text:tab/></text:span><text:span text:style-name="T263"><draw:control text:anchor-type="as-char" svg:y="-0.4cm" draw:z-index="14" draw:name="Gebruiker 3" draw:style-name="gr2" draw:text-style-name="P105" svg:width="6.4cm" svg:height="0.6cm" draw:control="control13"><svg:title>Gebruiker</svg:title><svg:desc>Volledige naam, bijv. Jan Stek</svg:desc></draw:control></text:span><text:span text:style-name="T263"><text:tab/> <text:s text:c="2"/></text:span><text:span text:style-name="T264">[</text:span><text:span text:style-name="T266">N</text:span><text:span text:style-name="T257">aam </text:span><text:span text:style-name="T261">evt. 2</text:span><text:span text:style-name="T289">e</text:span><text:span text:style-name="T259"> gebruiker</text:span><text:span text:style-name="T260">]</text:span></text:p>
      <text:p text:style-name="P83"><text:span text:style-name="Definition"><text:span text:style-name="T275">GEBRUIKERSN</text:span></text:span><text:span text:style-name="Definition"><text:span text:style-name="T276">aa</text:span></text:span><text:span text:style-name="Definition"><text:span text:style-name="T275">M</text:span></text:span><text:span text:style-name="Definition"><text:span text:style-name="T279"><text:tab/></text:span></text:span><text:span text:style-name="T255"><draw:control text:anchor-type="as-char" svg:y="-0.4cm" draw:z-index="15" draw:name="Gberuikersnaam 4" draw:style-name="gr2" draw:text-style-name="P105" svg:width="6.4cm" svg:height="0.6cm" draw:control="control14"><svg:title>Gebruikersnaam</svg:title><svg:desc>Korte naam, bijv. jan</svg:desc></draw:control></text:span><text:span text:style-name="T255"><text:tab/> <text:s text:c="2"/></text:span><text:span text:style-name="T277">[</text:span><text:span text:style-name="T278">Gebruikers</text:span><text:span text:style-name="T277">naam</text:span><text:span text:style-name="T280"> </text:span><text:span text:style-name="T281">e</text:span><text:span text:style-name="T282">vt. 2</text:span><text:span text:style-name="T290">e</text:span><text:span text:style-name="T282"> </text:span><text:span text:style-name="T283">gebruiker</text:span><text:span text:style-name="T284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0"/>
      <text:p text:style-name="P40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39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2"/>
      <text:p text:style-name="P22"/>
      <text:list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9"><draw:control text:anchor-type="as-char" draw:z-index="5" draw:name="Vorm3_0" draw:style-name="gr1" draw:text-style-name="P10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9"><draw:control text:anchor-type="as-char" draw:z-index="7" draw:name="Vorm3_ 2" draw:style-name="gr1" draw:text-style-name="P104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13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91"><draw:control text:anchor-type="as-char" draw:z-index="16" draw:name="Vorm4" draw:style-name="gr1" draw:text-style-name="P10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0"><text:span text:style-name="T167">D</text:span>e <text:span text:style-name="T319">Super</text:span>-toets <text:span text:style-name="T221">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91"><draw:control text:anchor-type="as-char" draw:z-index="17" draw:name="Vorm 3" draw:style-name="gr1" draw:text-style-name="P10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1"><draw:control text:anchor-type="as-char" draw:z-index="18" draw:name="Vorm 4" draw:style-name="gr1" draw:text-style-name="P104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91"><draw:control text:anchor-type="as-char" draw:z-index="2" draw:name="Vorm9" draw:style-name="gr1" draw:text-style-name="P10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215">Start de computer op vanaf</text:span><text:span text:style-name="T215"><text:note text:id="ftn4" text:note-class="footnote"><text:note-citation>1</text:note-citation><text:note-body><text:p text:style-name="P77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5"> </text:span><text:span text:style-name="T219">een </text:span><text:span text:style-name="Strong_20_Emphasis"><text:span text:style-name="T192"><text:user-field-get text:name="Distro">Rocky Linux</text:user-field-get></text:span></text:span><text:span text:style-name="T214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67"><text:span text:style-name="T291">Vanaf ee</text:span>n <text:span text:style-name="T317">L</text:span>ive <text:span text:style-name="T316">USB</text:span><text:span text:style-name="T294">-stick</text:span><text:span text:style-name="T21"> </text:span>kunt <text:span text:style-name="T291">u opstarten en</text:span> <text:span text:style-name="T17">met </text:span>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werken zonder enige bestanden op de harde schijf te wijzigen en maakt ook installatie van 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1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93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8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27"><draw:control text:anchor-type="as-char" draw:z-index="6" draw:name="Vorm 6" draw:style-name="gr1" draw:text-style-name="P10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17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Doorgaa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23" draw:name="Vorm 10" draw:style-name="gr1" draw:text-style-name="P104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91"><text:span text:style-name="T245">Onder</text:span><text:span text:style-name="T235"> </text:span><text:span text:style-name="Strong_20_Emphasis"><text:span text:style-name="T245">GEBRUIKERSINSTELLINGEN </text:span></text:span><text:span text:style-name="T245">klik op </text:span><text:span text:style-name="T250">Gebruiker aanmaken</text:span><text:span text:style-name="T245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99"><text:span text:style-name="T321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9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9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00">Klik op <text:span text:style-name="T320">Klaar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0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24" draw:name="Vorm 11" draw:style-name="gr1" draw:text-style-name="P104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45">Klik onder </text:span><text:span text:style-name="T250">SOFTWARE</text:span><text:span text:style-name="T245"> op </text:span><text:span text:style-name="T250">Installatiebron</text:span><text:span text:style-name="T245"> en klik op </text:span><text:span text:style-name="T250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25" draw:name="Vorm 2" draw:style-name="gr1" draw:text-style-name="P104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45">Klik onder </text:span><text:span text:style-name="T250">SYSTEEM </text:span><text:span text:style-name="T245">op </text:span><text:span text:style-name="T250">Installatiebestemming </text:span><text:span text:style-name="T245">en klik op </text:span><text:span text:style-name="T250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26" draw:name="Vorm 12" draw:style-name="gr1" draw:text-style-name="P104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45">Klik onder </text:span><text:span text:style-name="T250">SYSTEEM </text:span><text:span text:style-name="T245">op </text:span><text:span text:style-name="T250">Netwerk &amp; hostnaam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1"><text:span text:style-name="T246">Zet schuifje achter de netwerkadapter op </text:span><text:span text:style-name="T251">AAN</text:span><text:span text:style-name="T246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94"><text:span text:style-name="T241">V</text:span><text:span text:style-name="T236">ul </text:span><text:span text:style-name="T237">in </text:span><text:span text:style-name="Strong_20_Emphasis"><text:span text:style-name="T246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6"> </text:span></text:span><text:span text:style-name="Strong_20_Emphasis"><text:span text:style-name="T231">en klik op </text:span></text:span><text:span text:style-name="Strong_20_Emphasis"><text:span text:style-name="T251">Toepassen</text:span></text:span><text:span text:style-name="Strong_20_Emphasis"><text:span text:style-name="T23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94"><text:span text:style-name="T246">K</text:span><text:span text:style-name="T245">lik op </text:span><text:span text:style-name="T250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27" draw:name="Vorm 1" draw:style-name="gr1" draw:text-style-name="P104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95"><text:span text:style-name="T245">Klik onder </text:span><text:span text:style-name="T250">SOFTWARE</text:span><text:span text:style-name="T245"> op </text:span><text:span text:style-name="T252">Software selectie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94"><text:span text:style-name="T247">Selecteer </text:span><text:span text:style-name="T252">Server with GUI</text:span><text:span text:style-name="T247"> en klik op </text:span><text:span text:style-name="T252">Klaar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3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02"><text:span text:style-name="Strong_20_Emphasis"><text:span text:style-name="T56"><draw:control text:anchor-type="as-char" draw:z-index="28" draw:name="Vorm 13" draw:style-name="gr1" draw:text-style-name="P104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96">Klik op <text:span text:style-name="T320">Begin installatie</text:span>.</text:p>
          </table:table-cell>
        </table:table-row>
      </table:table>
      <text:p text:style-name="P43"><text:span text:style-name="Strong_20_Emphasis"><text:span text:style-name="T93"/></text:span></text:p>
      <text:list text:continue-numbering="true" text:style-name="L1">
        <text:list-item>
          <text:p text:style-name="P84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4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91"><draw:control text:anchor-type="as-char" draw:z-index="3" draw:name="Vorm24" draw:style-name="gr1" draw:text-style-name="P10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90"><draw:control text:anchor-type="as-char" draw:z-index="9" draw:name="Vorm13_1" draw:style-name="gr1" draw:text-style-name="P104" svg:width="0.35cm" svg:height="0.35cm" draw:control="control8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91"><draw:control text:anchor-type="as-char" draw:z-index="19" draw:name="Vorm 5" draw:style-name="gr1" draw:text-style-name="P104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2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91"><draw:control text:anchor-type="as-char" draw:z-index="20" draw:name="Vorm 7" draw:style-name="gr1" draw:text-style-name="P104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4"><text:span text:style-name="Strong_20_Emphasis"><text:span text:style-name="T51"><text:tab/></text:span></text:span></text:p>
      <text:p text:style-name="P45"><text:span text:style-name="Strong_20_Emphasis"><text:span text:style-name="T72"/></text:span></text:p>
      <text:p text:style-name="P46"><text:span text:style-name="Strong_20_Emphasis"><text:span text:style-name="T62"/></text:span></text:p>
      <text:list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91"><draw:control text:anchor-type="as-char" draw:z-index="4" draw:name="Vorm40_0" draw:style-name="gr1" draw:text-style-name="P104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91"><draw:control text:anchor-type="as-char" draw:z-index="8" draw:name="Vorm40_ 1" draw:style-name="gr1" draw:text-style-name="P104" svg:width="0.35cm" svg:height="0.35cm" draw:control="control7"/></text:span></text:span></text:p>
          </table:table-cell>
          <table:table-cell table:style-name="Tabel2.D1" office:value-type="string">
            <text:p text:style-name="P15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4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14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90"><draw:control text:anchor-type="as-char" draw:z-index="10" draw:name="Vorm13_ 1" draw:style-name="gr1" draw:text-style-name="P104" svg:width="0.35cm" svg:height="0.35cm" draw:control="control9"/></text:span></text:span></text:p>
          </table:table-cell>
          <table:table-cell table:style-name="Tabel2.D2" office:value-type="string">
            <text:p text:style-name="P24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91"><draw:control text:anchor-type="as-char" draw:z-index="21" draw:name="Vorm 8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65"><text:span text:style-name="Strong_20_Emphasis"><text:span text:style-name="T91"><draw:control text:anchor-type="as-char" draw:z-index="22" draw:name="Vorm 9" draw:style-name="gr1" draw:text-style-name="P104" svg:width="0.35cm" svg:height="0.35cm" draw:control="control21"/></text:span></text:span></text:p>
          </table:table-cell>
          <table:table-cell table:style-name="Tabel2.D5" office:value-type="string">
            <text:p text:style-name="P21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1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4"><text:span text:style-name="Strong_20_Emphasis"><text:span text:style-name="T81"/></text:span></text:p>
      <text:p text:style-name="P37"/>
      <text:p text:style-name="P38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30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10">.</text:span></text:span></text:p>
          <text:p text:style-name="P98"><text:span text:style-name="Emphasis"><text:span text:style-name="T312">Licentie </text:span></text:span><text:span text:style-name="Emphasis"><text:span text:style-name="T310">C</text:span></text:span><text:span text:style-name="Emphasis"><text:span text:style-name="T311">C0</text:span></text:span><text:span text:style-name="Emphasis"><text:span text:style-name="T310"> 1.0 </text:span></text:span><text:span text:style-name="Emphasis"><text:span text:style-name="T3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18T16:19:24.954613172">18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18T16:19:24.841124378</dc:date>
    <meta:keyword>Installatie</meta:keyword>
    <meta:keyword>Checklist</meta:keyword>
    <meta:keyword>Linux</meta:keyword>
    <meta:editing-cycles>6919</meta:editing-cycles>
    <meta:editing-duration>P12DT9H22M3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39" meta:character-count="3819" meta:non-whitespace-character-count="3320"/>
    <meta:user-defined meta:name="Info 1"/>
    <meta:user-defined meta:name="Info 2"/>
    <meta:user-defined meta:name="Info 3"/>
    <meta:user-defined meta:name="Info 4"/>
  </office:meta>
</office:document-meta>
</file>